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f3baf" officeooo:paragraph-rsid="001f3b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rcícios capítulo 1</text:p>
      <text:p text:style-name="P1"/>
      <text:p text:style-name="P1">1. Como você definiria o aprendizado de máquina?</text:p>
      <text:p text:style-name="P1"/>
      <text:p text:style-name="P1"><text:tab/>Para mim para o aprendizado de máquina, é quando uma máquina aprende a fazer algo como se fosse um humano.</text:p>
      <text:p text:style-name="P1"/>
      <text:p text:style-name="P1">2. Você consegue apontar quatro tipos de problemas que se destacam?</text:p>
      <text:p text:style-name="P1"><text:tab/></text:p>
      <text:p text:style-name="P1"><text:tab/>Carros autônomos, sistemas especialistas, IA para games, sistemas de suporte.</text:p>
      <text:p text:style-name="P1"/>
      <text:p text:style-name="P1">3. O que é um conjunto de treinamento rotulado?</text:p>
      <text:p text:style-name="P1"/>
      <text:p text:style-name="P1"><text:tab/>É um conjunto de dados que tem uma resposta certa ou esperada a priori.</text:p>
      <text:p text:style-name="P1"/>
      <text:p text:style-name="P1">4. Quais são as duas tarefas supervisionadas mais comuns?</text:p>
      <text:p text:style-name="P1"/>
      <text:p text:style-name="P1"><text:tab/>Regressão linear e Redes Neurais.</text:p>
      <text:p text:style-name="P1"/>
      <text:p text:style-name="P1">5. Você consegue citar quatro tarefas comuns não supervisionadas?</text:p>
      <text:p text:style-name="P1"/>
      <text:p text:style-name="P1"><text:tab/>Detecção de gostos de clientes, agrupamento de espécies, detecção de anomalias e visualização e redução da dimensionalidade.</text:p>
      <text:p text:style-name="P1"/>
      <text:p text:style-name="P1">6. Qual tipo de algoritmo de aprendizado de máquina você usaria para possibilitar que o robô andasse por aí em lugares inexplorados?</text:p>
      <text:p text:style-name="P1"/>
      <text:p text:style-name="P1"><text:tab/>Eu usaria uma rede neural, posso treinar em diferentes lugares para ela estar preparada para um lugar novo. </text:p>
      <text:p text:style-name="P1"/>
      <text:p text:style-name="P1">7. Qual tipo de algoritmo você utilizaria a fim segmentar seus clientes em diversos grupos?</text:p>
      <text:p text:style-name="P1"/>
      <text:p text:style-name="P1"><text:tab/>K-means.</text:p>
      <text:p text:style-name="P1"/>
      <text:p text:style-name="P1">8. Você acha que o problema de detecção de spam tem a ver com o aprendizado supervisionada ou não supervisionado?</text:p>
      <text:p text:style-name="P1"><text:tab/></text:p>
      <text:p text:style-name="P1"><text:tab/>Acho que com o aprendizado supervisionado, pois o ser humano pode dizer se ele esta fazendo certo ou não.</text:p>
      <text:p text:style-name="P1"/>
      <text:p text:style-name="P1">9. O que é um sistema de aprendizado online?</text:p>
      <text:p text:style-name="P1"/>
      <text:p text:style-name="P1"><text:tab/>Um sistema de aprendizado online é um sistema que vai aprendendo enquanto vai recebendo novos fatos, ou seja, o sistema pode estar em produção e continuar aprendendo, como os serviços de spam</text:p>
      <text:p text:style-name="P1"/>
      <text:p text:style-name="P1">10. O que é o aprendizado out-of-core?</text:p>
      <text:p text:style-name="P1"/>
      <text:p text:style-name="P1"><text:tab/>O aprendizado out-of-core, é quando se tem uma grande quantidade de dados porém eles não cabem na memória, dessa forma treina um conjunto de dados, e depois repete o mesmo processo com outros conjuntos até que todos os dados sejam usados.</text:p>
      <text:p text:style-name="P1"/>
      <text:p text:style-name="P1"><text:soft-page-break/>11. Qual tipo de algoritmo de aprendizado depende de uma medida de similaridade para efetuar predições?</text:p>
      <text:p text:style-name="P1"/>
      <text:p text:style-name="P1"><text:tab/>Arvore de decisão</text:p>
      <text:p text:style-name="P1"/>
      <text:p text:style-name="P1">12. Qual a diferença entre um parâmetro de modelo e o hiperparâmetro do algoritmo aprendizado?</text:p>
      <text:p text:style-name="P1"/>
      <text:p text:style-name="P1"><text:tab/>O parâmetro é um valor que pode ser ajustado ao longo do aprendizado, já o hiperparâmetro é um valor constante que não muda, desde o começo do aprendizado até o final.</text:p>
      <text:p text:style-name="P1"/>
      <text:p text:style-name="P1"/>
      <text:p text:style-name="P1">13. Para que servem os algoritmos de aprendizado baseados em modelos? Qual é a estratégia mais comum que eles utilizam para serem bem-sucedidos? Como eles fazem predições?</text:p>
      <text:p text:style-name="P1"/>
      <text:p text:style-name="P1"><text:tab/>Os algoritmos de aprendizado baseados em modelos servem para criar um “função”, que a partir de um novo dados ele conseguir trazer novas informações sobre esses dados, podendo assim fazer predições.</text:p>
      <text:p text:style-name="P1"/>
      <text:p text:style-name="P1">14. Você pode mencionar quatro dos principais desafios do aprendizado de máquina?</text:p>
      <text:p text:style-name="P1"><text:tab/></text:p>
      <text:p text:style-name="P1"><text:tab/>Poucos dados para treinamento;</text:p>
      <text:p text:style-name="P1"><text:tab/>Baixa qualidade dos dados;</text:p>
      <text:p text:style-name="P1"><text:tab/>Dados de treinamento não representativos;</text:p>
      <text:p text:style-name="P1"><text:tab/>Características não relevantes;</text:p>
      <text:p text:style-name="P1"/>
      <text:p text:style-name="P1">15. Caso o modelo tenha um bom desempenho nos dados de treinamento, mas a generalização deixa a desejar em instâncias novas, o que está acontecendo? Você pode exemplificar três possíveis soluções.</text:p>
      <text:p text:style-name="P1"/>
      <text:p text:style-name="P1"><text:tab/>O que pode ter ocorrido é que os dados eram muito semelhantes, ou seja, para dados que são mais diferentes o modelo não vai funcionar muito bem, as soluções podem ser tomadas são, treinar o modelo com dados mais diversificados, possibilitando que o modelo aprenda diferentes tipos de relações entre os dados.<text:tab/></text:p>
      <text:p text:style-name="P1"/>
      <text:p text:style-name="P1">16 O que é um conjunto de testes e por que você o utilizaria?</text:p>
      <text:p text:style-name="P1"/>
      <text:p text:style-name="P1"><text:tab/>Um conjunto de teste serve para testar um modelo, para ver se ficou bom</text:p>
      <text:p text:style-name="P1"/>
      <text:p text:style-name="P1">17. Qual o propósito de um conjunto de validação?</text:p>
      <text:p text:style-name="P1"><text:tab/></text:p>
      <text:p text:style-name="P1"><text:tab/>O conjunto de validação serve para verificar quais os hiperparâmetros escolhidos geraram o melhor modelo, ao final, depois escolher o melhor modelo, você junto ele com o conjunto de treinamento, e gera o modelo final, ao final você terá um modelo para testar.</text:p>
      <text:p text:style-name="P1"/>
      <text:p text:style-name="P1">18. O que é um train-dev set, quando é necessário e como usá-lo</text:p>
      <text:p text:style-name="P1"/>
      <text:p text:style-name="P1"><text:tab/>Serve para ver se o modelo ficou bom, geralmente esse conjunto contém dados reais que serão usados no final, assim dá para saber se foi bem, se for muito mal, pode ser que há uma incompatibilidade entre os dados de treino e os reais.</text:p>
      <text:p text:style-name="P1"/>
      <text:p text:style-name="P1">19. O que pode sair de errado se você ajustar os hiperparâmetros utilizando o conjunto de teste?</text:p>
      <text:p text:style-name="P1"/>
      <text:p text:style-name="P1"><text:soft-page-break/><text:tab/>Se ajustar os hiperparâmetros pode acontecer de ele tirar 100% de acerto no teste, mas quando for para produção ele se sair muito mal.</text:p>
      <text:p text:style-name="P1"/>
      <text:p text:style-name="P1"/>
      <text:p text:style-name="P1"/>
      <text:p text:style-name="P1"/>
      <text:p text:style-name="P1"><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5-13T15:03:13.715000000</dc:date>
    <meta:editing-duration>PT3H12M26S</meta:editing-duration>
    <meta:editing-cycles>1</meta:editing-cycles>
    <meta:document-statistic meta:table-count="0" meta:image-count="0" meta:object-count="0" meta:page-count="3" meta:paragraph-count="47" meta:word-count="711" meta:character-count="4241" meta:non-whitespace-character-count="3543"/>
    <meta:generator>LibreOffice/7.4.0.3$Windows_X86_64 LibreOffice_project/f85e47c08ddd19c015c0114a68350214f7066f5a</meta:generator>
  </office:meta>
</office:document-meta>
</file>